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355269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c9211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Sans2" fo:font-size="26pt" style:font-name-asian="Liberation Sans2" style:font-size-asian="26pt" style:font-name-complex="Liberation Sans2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97cm" svg:y1="10.842cm" svg:x2="11.795cm" svg:y2="7.667cm">
          <text:p/>
        </draw:line>
        <draw:line draw:style-name="gr2" draw:text-style-name="P1" draw:layer="layout" svg:x1="6.397cm" svg:y1="10.842cm" svg:x2="12.112cm" svg:y2="10.842cm">
          <text:p/>
        </draw:line>
        <draw:path draw:style-name="gr3" draw:text-style-name="P1" draw:layer="layout" svg:width="1.408cm" svg:height="0.967cm" draw:transform="rotate (-0.588175957922089) translate (9.255cm 9.255cm)" svg:viewBox="0 0 1409 968" svg:d="M0 0c1144 0 1409 968 1409 968">
          <text:p/>
        </draw:path>
        <draw:frame draw:style-name="gr4" draw:text-style-name="P2" draw:layer="layout" svg:width="1.905cm" svg:height="1.276cm" svg:x="11.477cm" svg:y="6.391cm">
          <draw:text-box>
            <text:p><text:span text:style-name="T1">F</text:span></text:p>
          </draw:text-box>
        </draw:frame>
        <draw:frame draw:style-name="gr5" draw:text-style-name="P2" draw:layer="layout" svg:width="2.858cm" svg:height="1.587cm" svg:x="12.112cm" svg:y="11.16cm">
          <draw:text-box>
            <text:p><text:span text:style-name="T2">Δ</text:span><text:span text:style-name="T1">x</text:span></text:p>
          </draw:text-box>
        </draw:frame>
        <draw:frame draw:style-name="gr4" draw:text-style-name="P2" draw:layer="layout" svg:width="1.905cm" svg:height="1.276cm" svg:x="10.207cm" svg:y="9.249cm">
          <draw:text-box>
            <text:p><text:span text:style-name="T2">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5T11:50:59.014504447</meta:creation-date>
    <dc:date>2022-07-12T20:55:09.789739242</dc:date>
    <meta:editing-duration>PT5M30S</meta:editing-duration>
    <meta:editing-cycles>3</meta:editing-cycles>
    <meta:generator>LibreOffice/7.3.4.2$Linux_X86_64 LibreOffice_project/30$Build-2</meta:generator>
    <meta:document-statistic meta:object-count="6"/>
  </office:meta>
</office:document-meta>
</file>